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f3f00" officeooo:paragraph-rsid="001f3f00"/>
    </style:style>
    <style:style style:name="P2" style:family="paragraph" style:parent-style-name="Preformatted_20_Text" style:list-style-name="L2">
      <style:paragraph-properties fo:line-height="150%"/>
      <style:text-properties officeooo:rsid="001f3f00" officeooo:paragraph-rsid="001f3f00"/>
    </style:style>
    <style:style style:name="P3" style:family="paragraph" style:parent-style-name="Preformatted_20_Text">
      <style:paragraph-properties fo:line-height="150%"/>
    </style:style>
    <style:style style:name="P4" style:family="paragraph" style:parent-style-name="Preformatted_20_Text">
      <style:paragraph-properties fo:margin-top="0in" fo:margin-bottom="0.1965in" loext:contextual-spacing="false" fo:line-height="150%"/>
    </style:style>
    <style:style style:name="P5" style:family="paragraph" style:parent-style-name="Standard" style:list-style-name="L2">
      <style:paragraph-properties fo:line-height="150%"/>
      <style:text-properties officeooo:rsid="001f3f00" officeooo:paragraph-rsid="001f3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02803201" text:style-name="L2">
        <text:list-item>
          <text:p text:style-name="P5">Remove “devel/” and “build/” directories as well as the “CmakeLists.txt” file in the “src/” directory</text:p>
        </text:list-item>
        <text:list-item>
          <text:p text:style-name="P5">Relocate the target packages to the desired locations</text:p>
        </text:list-item>
        <text:list-item>
          <text:p text:style-name="P2"><text:span text:style-name="Source_20_Text">source /opt/ros/DISTRO/setup.bash</text:span></text:p>
        </text:list-item>
      </text:list>
      <text:p text:style-name="P3"><text:span text:style-name="Source_20_Text"><text:tab/>cd catkin_ws/</text:span></text:p>
      <text:p text:style-name="P4"><text:span text:style-name="Source_20_Text"><text:tab/>catkin_mak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f3f00" officeooo:paragraph-rsid="001f3f0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How to Migrate Catkin Workspace</text:p>
        <text:p text:style-name="MP1">James C. Holland</text:p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2T03:29:21.495753850</meta:creation-date>
    <dc:date>2022-02-12T03:42:57.646402048</dc:date>
    <meta:editing-duration>PT13M3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7" meta:word-count="39" meta:character-count="266" meta:non-whitespace-character-count="235"/>
  </office:meta>
</office:document-meta>
</file>